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4" style:family="graphic" style:parent-style-name="standard">
      <style:graphic-properties svg:stroke-color="#7e0080" draw:fill-color="#7e0080" draw:textarea-horizontal-align="justify" draw:textarea-vertical-align="middle" draw:auto-grow-height="false" fo:min-height="0.385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0.291cm" fo:min-width="10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0pt" style:font-size-asian="12pt" style:font-size-complex="12pt"/>
    </style:style>
    <style:style style:name="P3" style:family="paragraph">
      <loext:graphic-properties draw:fill-color="#7e0080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99cm" svg:height="1.191cm" draw:transform="rotate (-1.5707963267949) translate (12.097cm 2.397cm)">
            <draw:text-box>
              <text:p text:style-name="P1"><text:span text:style-name="T1">V</text:span><text:span text:style-name="T1">R</text:span><text:span text:style-name="T1">E</text:span><text:span text:style-name="T1">F</text:span><text:span text:style-name="T1">_</text:span><text:span text:style-name="T1">N</text:span></text:p>
            </draw:text-box>
          </draw:frame>
          <draw:frame draw:style-name="gr2" draw:text-style-name="P2" draw:layer="layout" svg:width="1.96cm" svg:height="0.733cm" draw:transform="rotate (-1.5707963267949) translate (9.382cm 2.778cm)">
            <draw:text-box>
              <text:p text:style-name="P1"><text:span text:style-name="T1">V</text:span><text:span text:style-name="T1">I</text:span><text:span text:style-name="T1">N</text:span><text:span text:style-name="T1">_</text:span><text:span text:style-name="T1">N</text:span></text:p>
            </draw:text-box>
          </draw:frame>
          <draw:frame draw:style-name="gr3" draw:text-style-name="P2" draw:layer="layout" svg:width="2.033cm" svg:height="1.574cm" draw:transform="rotate (-1.5707963267949) translate (8.162cm 2.778cm)">
            <draw:text-box>
              <text:p text:style-name="P1"><text:span text:style-name="T1">V</text:span><text:span text:style-name="T1">I</text:span><text:span text:style-name="T1">N</text:span><text:span text:style-name="T1">_</text:span><text:span text:style-name="T1">P</text:span></text:p>
            </draw:text-box>
          </draw:frame>
          <draw:frame draw:style-name="gr1" draw:text-style-name="P2" draw:layer="layout" svg:width="3.142cm" svg:height="1.191cm" svg:x="15.892cm" svg:y="12.43cm">
            <draw:text-box>
              <text:p text:style-name="P1"><text:span text:style-name="T1">CLK_CMP_P</text:span></text:p>
            </draw:text-box>
          </draw:frame>
          <draw:frame draw:style-name="gr1" draw:text-style-name="P2" draw:layer="layout" svg:width="3.54cm" svg:height="1.191cm" svg:x="1.889cm" svg:y="12.43cm">
            <draw:text-box>
              <text:p text:style-name="P1"><text:span text:style-name="T1">C</text:span><text:span text:style-name="T1">L</text:span><text:span text:style-name="T1">K</text:span><text:span text:style-name="T1">_</text:span><text:span text:style-name="T1">S</text:span><text:span text:style-name="T1">A</text:span><text:span text:style-name="T1">R</text:span><text:span text:style-name="T1">_</text:span><text:span text:style-name="T1">P</text:span></text:p>
            </draw:text-box>
          </draw:frame>
          <draw:custom-shape draw:style-name="gr4" draw:text-style-name="P3" draw:layer="layout" svg:width="0.489cm" svg:height="0.635cm" svg:x="11.511cm" svg:y="4.42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2.99cm" svg:height="1.191cm" draw:transform="rotate (-1.5707963267949) translate (10.779cm 2.455cm)">
            <draw:text-box>
              <text:p text:style-name="P1"><text:span text:style-name="T1">V</text:span><text:span text:style-name="T1">R</text:span><text:span text:style-name="T1">E</text:span><text:span text:style-name="T1">F</text:span><text:span text:style-name="T1">_</text:span><text:span text:style-name="T1">P</text:span></text:p>
            </draw:text-box>
          </draw:frame>
          <draw:custom-shape draw:style-name="gr5" draw:text-style-name="P4" draw:layer="layout" svg:width="10.795cm" svg:height="10.541cm" svg:x="4.926cm" svg:y="4.8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3.142cm" svg:height="0.641cm" svg:x="15.859cm" svg:y="13.827cm">
            <draw:text-box>
              <text:p text:style-name="P1"><text:span text:style-name="T1">C</text:span><text:span text:style-name="T1">L</text:span><text:span text:style-name="T1">K</text:span><text:span text:style-name="T1">_</text:span><text:span text:style-name="T1">C</text:span><text:span text:style-name="T1">M</text:span><text:span text:style-name="T1">P</text:span><text:span text:style-name="T1">_</text:span><text:span text:style-name="T1">N</text:span></text:p>
            </draw:text-box>
          </draw:frame>
          <draw:frame draw:style-name="gr1" draw:text-style-name="P2" draw:layer="layout" svg:width="3.54cm" svg:height="1.191cm" svg:x="1.778cm" svg:y="13.906cm">
            <draw:text-box>
              <text:p text:style-name="P1"><text:span text:style-name="T1">C</text:span><text:span text:style-name="T1">L</text:span><text:span text:style-name="T1">K</text:span><text:span text:style-name="T1">_</text:span><text:span text:style-name="T1">S</text:span><text:span text:style-name="T1">A</text:span><text:span text:style-name="T1">R</text:span><text:span text:style-name="T1">_</text:span><text:span text:style-name="T1">N</text:span></text:p>
            </draw:text-box>
          </draw:frame>
          <draw:frame draw:style-name="gr2" draw:text-style-name="P2" draw:layer="layout" svg:width="1.983cm" svg:height="0.733cm" draw:transform="rotate (-1.5707963267949) translate (13.544cm 15.654cm)">
            <draw:text-box>
              <text:p text:style-name="P1"><text:span text:style-name="T1">O</text:span><text:span text:style-name="T1">U</text:span><text:span text:style-name="T1">T</text:span><text:span text:style-name="T1">_</text:span><text:span text:style-name="T1">N</text:span></text:p>
            </draw:text-box>
          </draw:frame>
          <draw:frame draw:style-name="gr2" draw:text-style-name="P2" draw:layer="layout" svg:width="1.96cm" svg:height="0.733cm" draw:transform="rotate (-1.5707963267949) translate (12.049cm 15.677cm)">
            <draw:text-box>
              <text:p text:style-name="P1"><text:span text:style-name="T1">O</text:span><text:span text:style-name="T1">U</text:span><text:span text:style-name="T1">T</text:span><text:span text:style-name="T1">_</text:span><text:span text:style-name="T1">P</text:span></text:p>
            </draw:text-box>
          </draw:frame>
          <draw:frame draw:style-name="gr1" draw:text-style-name="P2" draw:layer="layout" svg:width="3.142cm" svg:height="1.191cm" svg:x="15.986cm" svg:y="9.715cm">
            <draw:text-box>
              <text:p text:style-name="P1"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_</text:span><text:span text:style-name="T1">P</text:span></text:p>
            </draw:text-box>
          </draw:frame>
          <draw:frame draw:style-name="gr1" draw:text-style-name="P2" draw:layer="layout" svg:width="3.142cm" svg:height="1.191cm" svg:x="16.019cm" svg:y="11.112cm">
            <draw:text-box>
              <text:p text:style-name="P1"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_</text:span><text:span text:style-name="T1">N</text:span></text:p>
            </draw:text-box>
          </draw:frame>
          <draw:custom-shape draw:style-name="gr4" draw:text-style-name="P3" draw:layer="layout" svg:width="0.489cm" svg:height="0.635cm" svg:x="10.152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4.311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2.911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6.211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8.782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7.493cm" svg:y="4.4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4cm 11.17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5cm 9.81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5cm 13.97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4cm 12.57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5cm 5.87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7cm 8.44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5.305cm 7.15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1.511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0.152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4.311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12.911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6.211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8.782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svg:x="7.493cm" svg:y="15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4cm 11.17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5cm 9.81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5cm 13.97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4cm 12.57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5cm 5.87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7cm 8.44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489cm" svg:height="0.635cm" draw:transform="rotate (-1.5706217938697) translate (16.005cm 7.155cm)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3.142cm" svg:height="1.191cm" svg:x="2.397cm" svg:y="9.715cm">
            <draw:text-box>
              <text:p text:style-name="P1"><text:span text:style-name="T1">RST_B_P</text:span></text:p>
            </draw:text-box>
          </draw:frame>
          <draw:frame draw:style-name="gr1" draw:text-style-name="P2" draw:layer="layout" svg:width="3.142cm" svg:height="1.191cm" svg:x="2.303cm" svg:y="11.012cm">
            <draw:text-box>
              <text:p text:style-name="P1"><text:span text:style-name="T1">R</text:span><text:span text:style-name="T1">S</text:span><text:span text:style-name="T1">T</text:span><text:span text:style-name="T1">_</text:span><text:span text:style-name="T1">B</text:span><text:span text:style-name="T1">_</text:span><text:span text:style-name="T1">N</text:span></text:p>
            </draw:text-box>
          </draw:frame>
          <draw:frame draw:style-name="gr2" draw:text-style-name="P2" draw:layer="layout" svg:width="1.874cm" svg:height="0.733cm" draw:transform="rotate (-1.5707963267949) translate (8.083cm 15.763cm)">
            <draw:text-box>
              <text:p text:style-name="P1"><text:span text:style-name="T1">SEL0</text:span></text:p>
            </draw:text-box>
          </draw:frame>
          <draw:frame draw:style-name="gr2" draw:text-style-name="P2" draw:layer="layout" svg:width="1.96cm" svg:height="0.733cm" draw:transform="rotate (-1.5707963267949) translate (9.353cm 15.732cm)">
            <draw:text-box>
              <text:p text:style-name="P1"><text:span text:style-name="T1">S</text:span><text:span text:style-name="T1">E</text:span><text:span text:style-name="T1">L</text:span><text:span text:style-name="T1">1</text:span></text:p>
            </draw:text-box>
          </draw:frame>
          <draw:frame draw:style-name="gr2" draw:text-style-name="P2" draw:layer="layout" svg:width="1.96cm" svg:height="0.733cm" draw:transform="rotate (-1.5707963267949) translate (10.75cm 15.677cm)">
            <draw:text-box>
              <text:p text:style-name="P1"><text:span text:style-name="T1">SEL2</text:span></text:p>
            </draw:text-box>
          </draw:frame>
          <draw:frame draw:style-name="gr2" draw:text-style-name="P2" draw:layer="layout" svg:width="1.96cm" svg:height="0.733cm" draw:transform="rotate (-1.5707963267949) translate (13.544cm 2.905cm)">
            <draw:text-box>
              <text:p text:style-name="P1"><text:span text:style-name="T1">V</text:span><text:span text:style-name="T1">S</text:span><text:span text:style-name="T1">U</text:span><text:span text:style-name="T1">B</text:span></text:p>
            </draw:text-box>
          </draw:frame>
          <draw:frame draw:style-name="gr1" draw:text-style-name="P2" draw:layer="layout" svg:width="2.54cm" svg:height="1.191cm" draw:transform="rotate (-1.5707963267949) translate (6.842cm 15.732cm)">
            <draw:text-box>
              <text:p text:style-name="P1"><text:span text:style-name="T1">GND_IO</text:span></text:p>
            </draw:text-box>
          </draw:frame>
          <draw:frame draw:style-name="gr1" draw:text-style-name="P2" draw:layer="layout" svg:width="2.413cm" svg:height="1.191cm" svg:x="15.986cm" svg:y="8.445cm">
            <draw:text-box>
              <text:p text:style-name="P1"><text:span text:style-name="T1">G</text:span><text:span text:style-name="T1">N</text:span><text:span text:style-name="T1">D</text:span><text:span text:style-name="T1">_</text:span><text:span text:style-name="T1">I</text:span><text:span text:style-name="T1">O</text:span></text:p>
            </draw:text-box>
          </draw:frame>
          <draw:frame draw:style-name="gr1" draw:text-style-name="P2" draw:layer="layout" svg:width="2.413cm" svg:height="1.191cm" draw:transform="rotate (-1.5707963267949) translate (6.842cm 2.778cm)">
            <draw:text-box>
              <text:p text:style-name="P1"><text:span text:style-name="T1">GNDA</text:span></text:p>
            </draw:text-box>
          </draw:frame>
          <draw:frame draw:style-name="gr1" draw:text-style-name="P2" draw:layer="layout" svg:width="2.413cm" svg:height="1.191cm" svg:x="15.986cm" svg:y="7.096cm">
            <draw:text-box>
              <text:p text:style-name="P1"><text:span text:style-name="T1">V</text:span><text:span text:style-name="T1">D</text:span><text:span text:style-name="T1">D</text:span><text:span text:style-name="T1">D</text:span></text:p>
            </draw:text-box>
          </draw:frame>
          <draw:frame draw:style-name="gr1" draw:text-style-name="P2" draw:layer="layout" svg:width="2.413cm" svg:height="1.191cm" draw:transform="rotate (-1.5707963267949) translate (14.97cm 15.732cm)">
            <draw:text-box>
              <text:p text:style-name="P1"><text:span text:style-name="T1">VDD_IO</text:span></text:p>
            </draw:text-box>
          </draw:frame>
          <draw:frame draw:style-name="gr1" draw:text-style-name="P2" draw:layer="layout" svg:width="2.413cm" svg:height="1.191cm" svg:x="15.859cm" svg:y="5.726cm">
            <draw:text-box>
              <text:p text:style-name="P1"><text:span text:style-name="T1">G</text:span><text:span text:style-name="T1">N</text:span><text:span text:style-name="T1">D</text:span><text:span text:style-name="T1">D</text:span></text:p>
            </draw:text-box>
          </draw:frame>
          <draw:frame draw:style-name="gr7" draw:text-style-name="P5" draw:layer="layout" svg:width="0.697cm" svg:height="0.641cm" svg:x="6.116cm" svg:y="14.016cm">
            <draw:text-box>
              <text:p text:style-name="P1">1</text:p>
            </draw:text-box>
          </draw:frame>
          <draw:line draw:style-name="gr8" draw:text-style-name="P4" draw:layer="layout" svg:x1="6.969cm" svg:y1="14.589cm" svg:x2="9.636cm" svg:y2="14.589cm">
            <text:p/>
          </draw:line>
          <draw:frame draw:style-name="gr1" draw:text-style-name="P2" draw:layer="layout" svg:width="2.413cm" svg:height="1.191cm" draw:transform="rotate (-1.5707963267949) translate (14.97cm 2.778cm)">
            <draw:text-box>
              <text:p text:style-name="P1"><text:span text:style-name="T1">GNDD</text:span></text:p>
            </draw:text-box>
          </draw:frame>
          <draw:frame draw:style-name="gr1" draw:text-style-name="P2" draw:layer="layout" svg:width="2.413cm" svg:height="1.191cm" svg:x="3.032cm" svg:y="5.826cm">
            <draw:text-box>
              <text:p text:style-name="P1"><text:span text:style-name="T1">GNDA</text:span></text:p>
            </draw:text-box>
          </draw:frame>
          <draw:frame draw:style-name="gr1" draw:text-style-name="P2" draw:layer="layout" svg:width="2.413cm" svg:height="1.191cm" svg:x="3.032cm" svg:y="7.048cm">
            <draw:text-box>
              <text:p text:style-name="P1"><text:span text:style-name="T1">VDDA</text:span></text:p>
            </draw:text-box>
          </draw:frame>
          <draw:frame draw:style-name="gr1" draw:text-style-name="P2" draw:layer="layout" svg:width="2.413cm" svg:height="1.191cm" svg:x="2.733cm" svg:y="8.349cm">
            <draw:text-box>
              <text:p text:style-name="P1"><text:span text:style-name="T1">VDD_I</text:span><text:span text:style-name="T1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2T15:25:29.548786318</meta:creation-date>
    <dc:date>2022-06-03T11:26:17.885644474</dc:date>
    <meta:editing-duration>PT2H53M55S</meta:editing-duration>
    <meta:editing-cycles>63</meta:editing-cycles>
    <meta:generator>LibreOffice/5.3.6.1$Linux_X86_64 LibreOffice_project/30$Build-1</meta:generator>
    <meta:document-statistic meta:object-count="60"/>
  </office:meta>
</office:document-meta>
</file>